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73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4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9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.401cm" fo:min-width="3.31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ffffff" fo:font-size="6pt" fo:font-weight="bold" style:font-size-asian="6pt" style:font-weight-asian="bold" style:font-size-complex="6pt" style:font-weight-complex="bold"/>
    </style:style>
    <style:style style:name="P7" style:family="paragraph">
      <loext:graphic-properties draw:fill="none" draw:fill-color="#c5000b"/>
      <style:paragraph-properties fo:text-align="center"/>
    </style:style>
    <style:style style:name="P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loext:graphic-properties draw:fill="none"/>
      <style:paragraph-properties fo:text-align="start"/>
      <style:text-properties fo: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ffffff" fo:font-size="5.5pt" fo:font-weight="bold" style:font-size-asian="5.5pt" style:font-weight-asian="bold" style:font-size-complex="5.5pt" style:font-weight-complex="bold"/>
    </style:style>
    <style:style style:name="T5" style:family="text">
      <style:text-properties fo:color="#ffffff" fo:font-size="5.5pt" fo:font-style="italic" fo:font-weight="bold" style:font-size-asian="5.5pt" style:font-style-asian="italic" style:font-weight-asian="bold" style:font-size-complex="5.5pt" style:font-style-complex="italic" style:font-weight-complex="bold"/>
    </style:style>
    <style:style style:name="T6" style:family="text">
      <style:text-properties fo:color="#ffffff" fo:font-size="5.5pt" fo:font-style="normal" fo:font-weight="bold" style:font-size-asian="5.5pt" style:font-style-asian="normal" style:font-weight-asian="bold" style:font-size-complex="5.5pt" style:font-style-complex="normal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97cm" svg:height="0.889cm" svg:x="1.913cm" svg:y="2.647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2.921cm" svg:height="0.889cm" svg:x="5.572cm" svg:y="2.651cm">
          <text:p text:style-name="P1"><text:span text:style-name="T1">Tier 3</text:span></text:p>
          <text:p text:style-name="P1"><text:span text:style-name="T2">C1 (using cached C1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921cm" svg:height="0.889cm" svg:x="9.282cm" svg:y="2.651cm">
          <text:p text:style-name="P1"><text:span text:style-name="T1">Tier 4</text:span></text:p>
          <text:p text:style-name="P1"><text:span text:style-name="T2">C2 (using fresh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4.81cm" svg:y1="3.091cm" svg:x2="5.572cm" svg:y2="3.095cm" draw:start-shape="id1" draw:start-glue-point="1" draw:end-shape="id2" draw:end-glue-point="3" svg:d="M4810 3091l762 4" svg:viewBox="0 0 763 5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/></text:p>
          <text:p text:style-name="P5"><text:span text:style-name="T4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6">standard</text:span><text:span text:style-name="T4">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5" draw:text-style-name="P7" draw:layer="layout" draw:type="line" svg:x1="4.81cm" svg:y1="3.091cm" svg:x2="5.572cm" svg:y2="3.095cm" draw:start-shape="id1" draw:start-glue-point="1" draw:end-shape="id2" draw:end-glue-point="3" svg:d="M4810 3091l762 4" svg:viewBox="0 0 763 5">
          <text:p/>
        </draw:connector>
        <draw:frame draw:style-name="gr6" draw:text-style-name="P8" draw:layer="layout" svg:width="3.796cm" svg:height="0.526cm" svg:x="1.762cm" svg:y="1.994cm">
          <draw:text-box>
            <text:p><text:span text:style-name="T7">(b) cached profile is from C1</text:span></text:p>
          </draw:text-box>
        </draw:frame>
        <draw:connector draw:style-name="gr7" draw:text-style-name="P9" draw:layer="layout" draw:type="line" svg:x1="8.493cm" svg:y1="3.095cm" svg:x2="9.282cm" svg:y2="3.095cm" draw:start-shape="id2" draw:start-glue-point="1" draw:end-shape="id3" draw:end-glue-point="3" svg:d="M8493 3095h789" svg:viewBox="0 0 790 1"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standard thresholds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ustom-shape draw:style-name="gr8" draw:text-style-name="P10" draw:layer="layout" svg:width="3.81cm" svg:height="1.651cm" svg:x="8.801cm" svg:y="2.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6T14:43:55.698704778</meta:creation-date>
    <meta:editing-duration>PT1M13S</meta:editing-duration>
    <meta:editing-cycles>2</meta:editing-cycles>
    <meta:generator>LibreOffice/4.4.4.3$Linux_X86_64 LibreOffice_project/40m0$Build-3</meta:generator>
    <dc:date>2015-07-16T14:44:58.383601057</dc:date>
    <meta:document-statistic meta:object-count="8"/>
  </office:meta>
</office:document-meta>
</file>